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2295d" officeooo:paragraph-rsid="0012295d"/>
    </style:style>
    <style:style style:name="P2" style:family="paragraph" style:parent-style-name="Standard">
      <style:text-properties officeooo:rsid="00130921" officeooo:paragraph-rsid="00130921"/>
    </style:style>
    <style:style style:name="P3" style:family="paragraph" style:parent-style-name="Standard">
      <style:text-properties officeooo:rsid="00132967" officeooo:paragraph-rsid="0013296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ésumé des débats : </text:p>
      <text:p text:style-name="P1"/>
      <text:p text:style-name="P1">Groupe Julien – Solal – Victor </text:p>
      <text:p text:style-name="P1"/>
      <text:p text:style-name="P1">Nous avons mis en commun les idées de chacun retenant certaines idées, nous avons essayé de retenir les meilleurs idées afin de rendre le site le plus ergonomique possible, tout en gardant un peu d’originalité. Nous avons débattu sur le menu afin de rendre le menu le moins intrusif possible nous avons donc choisi un menu déroulant qui reste en haut de l’écran. </text:p>
      <text:p text:style-name="P1">Nous avons aussi choisi de mettre un maximum d’images et de ne pas mettre beaucoup de texte pour rendre le site accueillants</text:p>
      <text:p text:style-name="P1"/>
      <text:p text:style-name="P1"/>
      <text:p text:style-name="P2">Groupe Thomas – Pierre </text:p>
      <text:p text:style-name="P2"/>
      <text:p text:style-name="P2">Nous avions 2 idées , la première de faire des blocs <text:s/>carrés mais cela manquait d’esthétisme. </text:p>
      <text:p text:style-name="P2">Nous avons donc opté pour une page d’accueil qui casse l’aspect carré d’un site internet afin d’avoir une meilleur ergonomie/apparence. </text:p>
      <text:p text:style-name="P2"/>
      <text:p text:style-name="P2"/>
      <text:p text:style-name="P2">Mise en commun : </text:p>
      <text:p text:style-name="P2">Nous avions des modèles assez similaires, mais nous avons décidé d’opter pour garder le modèle général du premier groupe en rajoutant des éléments pertinent du 2ème groupe, notre direction générale étant un maximum d’ergonomie pour rendre le site vraiment accueillant. </text:p>
      <text:p text:style-name="P3">Le groupe 1 n’avait pas mis de titre, nous avons décidé d’en mettre un afin de clarifier le contenu de notre site. Le groupe 2 a aussi eu l’idée de mettre un bloc en bas de l’image sur la page d’accueil afin que le visiteur voit clairement qu’il peut scroller vers le bas et voir le contenu de la page d’accueil. Pour le reste, le groupe 2 voulait mettre une fiche montrant les fiches métiers et les interview à coté, afin de ne pas surcharger le tout et le rentre plus ergonomique nous avons décidé de prendre le modèle du groupe 1 avec un diaporama avec des images présentant les fiches métiers et en dessous les 2 interviews illustrées elles aussi avec des image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3:42:56.813000000</meta:creation-date>
    <dc:date>2018-11-16T15:40:14.954000000</dc:date>
    <meta:editing-duration>PT5M47S</meta:editing-duration>
    <meta:editing-cycles>2</meta:editing-cycles>
    <meta:generator>LibreOffice/6.0.6.2$Windows_x86 LibreOffice_project/0c292870b25a325b5ed35f6b45599d2ea4458e77</meta:generator>
    <meta:document-statistic meta:table-count="0" meta:image-count="0" meta:object-count="0" meta:page-count="1" meta:paragraph-count="10" meta:word-count="300" meta:character-count="1745" meta:non-whitespace-character-count="1442"/>
  </office:meta>
</office:document-meta>
</file>